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7cm"/>
    </style:style>
    <style:style style:name="co3" style:family="table-column">
      <style:table-column-properties fo:break-before="auto" style:column-width="4.831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6.212cm"/>
    </style:style>
    <style:style style:name="co8" style:family="table-column">
      <style:table-column-properties fo:break-before="auto" style:column-width="6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JANE</text:p>
          </table:table-cell>
          <table:table-cell office:value-type="string">
            <text:p>-</text:p>
          </table:table-cell>
          <table:table-cell office:value-type="string">
            <text:p>Test Profil Jane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JANE</text:p>
          </table:table-cell>
          <table:table-cell table:style-name="ce3" table:number-columns-repeated="2"/>
          <table:table-cell table:style-name="ce3" office:value-type="string">
            <text:p>view=TST_GRPALL</text:p>
          </table:table-cell>
          <table:table-cell table:style-name="ce3" office:value-type="string">
            <text:p>edit=TST_GRPSUBTWO</text:p>
          </table:table-cell>
          <table:table-cell table:style-name="ce3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JOHN</text:p>
          </table:table-cell>
          <table:table-cell office:value-type="string">
            <text:p>-</text:p>
          </table:table-cell>
          <table:table-cell office:value-type="string">
            <text:p>Test Profil John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JOHN</text:p>
          </table:table-cell>
          <table:table-cell table:style-name="ce3" table:number-columns-repeated="2"/>
          <table:table-cell table:style-name="ce3" office:value-type="string">
            <text:p>view=TST_GRPALL</text:p>
          </table:table-cell>
          <table:table-cell table:style-name="ce3" office:value-type="string">
            <text:p>edit=TST_GRPSUBONE</text:p>
          </table:table-cell>
          <table:table-cell table:style-name="ce3" table:number-columns-repeated="10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(TST_PROFIL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User</text:p>
          </table:table-cell>
          <table:table-cell office:value-type="string">
            <text:p>Group</text:p>
          </table:table-cell>
          <table:table-cell office:value-type="string">
            <text:p>Multiple User</text:p>
          </table:table-cell>
          <table:table-cell office:value-type="string">
            <text:p>Multiple Group</text:p>
          </table:table-cell>
          <table:table-cell office:value-type="string">
            <text:p>Users 1</text:p>
          </table:table-cell>
          <table:table-cell office:value-type="string">
            <text:p>Groups 1</text:p>
          </table:table-cell>
          <table:table-cell office:value-type="string">
            <text:p>Multiple Users 1</text:p>
          </table:table-cell>
          <table:table-cell office:value-type="string">
            <text:p>Multiple Groups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TST_PROFIL</text:p>
          </table:table-cell>
          <table:table-cell table:style-name="ce2" table:number-columns-repeated="2"/>
          <table:table-cell table:style-name="ce2" office:value-type="string">
            <text:p>tst_title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group</text:p>
          </table:table-cell>
          <table:table-cell table:style-name="ce2" office:value-type="string">
            <text:p>tst_muser</text:p>
          </table:table-cell>
          <table:table-cell table:style-name="ce2" office:value-type="string">
            <text:p>tst_mgroup</text:p>
          </table:table-cell>
          <table:table-cell table:style-name="ce2" office:value-type="string">
            <text:p>tst_users1</text:p>
          </table:table-cell>
          <table:table-cell table:style-name="ce2" office:value-type="string">
            <text:p>tst_groups1</text:p>
          </table:table-cell>
          <table:table-cell table:style-name="ce2" office:value-type="string">
            <text:p>tst_musers1</text:p>
          </table:table-cell>
          <table:table-cell table:style-name="ce2" office:value-type="string">
            <text:p>tst_mgroups1</text:p>
          </table:table-cell>
          <table:table-cell table:style-name="ce2"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BASIC</text:p>
          </table:table-cell>
          <table:table-cell office:value-type="string">
            <text:p>-</text:p>
          </table:table-cell>
          <table:table-cell office:value-type="string">
            <text:p>Test Profil1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USERJANE</text:p>
          </table:table-cell>
          <table:table-cell office:value-type="string">
            <text:p>-</text:p>
          </table:table-cell>
          <table:table-cell office:value-type="string">
            <text:p>Test Jane</text:p>
          </table:table-cell>
          <table:table-cell office:value-type="string">
            <text:p>TST_USERJANE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USERJOHN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 office:value-type="string">
            <text:p>TST_USERJOHN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USERALL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/>
          <table:table-cell office:value-type="string">
            <text:p>TST_GRPALL</text:p>
          </table:table-cell>
          <table:table-cell table:number-columns-repeated="9"/>
        </table:table-row>
        <table:table-row table:style-name="ro1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MUSER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 table:number-columns-repeated="2"/>
          <table:table-cell office:value-type="string">
            <text:p>TST_USERJOHN\nTST_USERJANE</text:p>
          </table:table-cell>
          <table:table-cell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USERS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 table:number-columns-repeated="4"/>
          <table:table-cell office:value-type="string">
            <text:p>TST_USERJOHN\nTST_USERJANE</text:p>
          </table:table-cell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MGROUP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 table:number-columns-repeated="3"/>
          <table:table-cell office:value-type="string">
            <text:p>TST_GRPSUBONE\nTST_GRPSUBTWO</text:p>
          </table:table-cell>
          <table:table-cell table:number-columns-repeated="7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DOCPRFBASIC</text:p>
          </table:table-cell>
          <table:table-cell table:style-name="ce3" office:value-type="string">
            <text:p>TST_PRFJOHN</text:p>
          </table:table-cell>
          <table:table-cell table:style-name="ce3"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USER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DYNUSER</text:p>
          </table:table-cell>
          <table:table-cell table:style-name="ce3" table:number-columns-repeated="2"/>
          <table:table-cell table:style-name="ce3" office:value-type="string">
            <text:p>view=tst_user</text:p>
          </table:table-cell>
          <table:table-cell table:style-name="ce3" office:value-type="string">
            <text:p>edit=tst_user</text:p>
          </table:table-cell>
          <table:table-cell table:style-name="ce3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GROUP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DYNGROUP</text:p>
          </table:table-cell>
          <table:table-cell table:style-name="ce3" table:number-columns-repeated="2"/>
          <table:table-cell table:style-name="ce3" office:value-type="string">
            <text:p>view=tst_group</text:p>
          </table:table-cell>
          <table:table-cell table:style-name="ce3" office:value-type="string">
            <text:p>edit=tst_group</text:p>
          </table:table-cell>
          <table:table-cell table:style-name="ce3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MUSER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DYNMUSER</text:p>
          </table:table-cell>
          <table:table-cell table:style-name="ce3" table:number-columns-repeated="2"/>
          <table:table-cell table:style-name="ce3" office:value-type="string">
            <text:p>view=tst_muser</text:p>
          </table:table-cell>
          <table:table-cell table:style-name="ce3" office:value-type="string">
            <text:p>edit=tst_muser</text:p>
          </table:table-cell>
          <table:table-cell table:style-name="ce3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4" office:value-type="string">
            <text:p>TST_PRFDYNUSERS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DYNUSERS</text:p>
          </table:table-cell>
          <table:table-cell table:style-name="ce3" table:number-columns-repeated="2"/>
          <table:table-cell table:style-name="ce3" office:value-type="string">
            <text:p>view=tst_users1</text:p>
          </table:table-cell>
          <table:table-cell table:style-name="ce3" office:value-type="string">
            <text:p>edit=tst_users1</text:p>
          </table:table-cell>
          <table:table-cell table:style-name="ce3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4" office:value-type="string">
            <text:p>TST_PRFDYNMGROUP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DYNMGROUP</text:p>
          </table:table-cell>
          <table:table-cell table:style-name="ce3" table:number-columns-repeated="2"/>
          <table:table-cell table:style-name="ce3" office:value-type="string">
            <text:p>view=tst_mgroup</text:p>
          </table:table-cell>
          <table:table-cell table:style-name="ce3" office:value-type="string">
            <text:p>delete=tst_mgroup</text:p>
          </table:table-cell>
          <table:table-cell table:style-name="ce3" table:number-columns-repeated="10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6:5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3-08T14:25:36</meta:creation-date>
    <meta:generator>OpenOffice.org/3.2$Linux OpenOffice.org_project/320m19$Build-9505</meta:generator>
    <dc:date>2011-03-08T16:55:19</dc:date>
    <dc:creator>Eric Brison</dc:creator>
    <meta:editing-duration>PT02H29M43S</meta:editing-duration>
    <meta:editing-cycles>11</meta:editing-cycles>
    <meta:document-statistic meta:table-count="3" meta:cell-count="164" meta:object-count="0"/>
  </office:meta>
</office:document-meta>
</file>